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Research</text:p>
          <text:list text:continue-numbering="true">
            <text:list-item>
              <text:p text:style-name="P2">Psychological Background</text:p>
            </text:list-item>
            <text:list-item>
              <text:p text:style-name="P3">Philosophical Background</text:p>
            </text:list-item>
          </text:list>
        </text:list-item>
        <text:list-item>
          <text:p text:style-name="P4">Write the thing</text:p>
          <text:list text:continue-numbering="true">
            <text:list-item>
              <text:p text:style-name="P5">Psychological Background</text:p>
            </text:list-item>
            <text:list-item>
              <text:p text:style-name="P6">Philosophical Background</text:p>
            </text:list-item>
          </text:list>
        </text:list-item>
        <text:list-item>
          <text:p text:style-name="P7">Celebrate!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Finnimore</meta:initial-creator>
    <dc:creator>Pierre Finnimore</dc:creator>
    <meta:creation-date>2018-05-23T17:47:00Z</meta:creation-date>
    <dc:date>2018-05-23T17:47:00Z</dc:date>
    <meta:template xlink:href="Normal" xlink:type="simple"/>
    <meta:editing-cycles>2</meta:editing-cycles>
    <meta:editing-duration>PT60S</meta:editing-duration>
    <meta:document-statistic meta:page-count="1" meta:paragraph-count="1" meta:word-count="20" meta:character-count="135" meta:row-count="1" meta:non-whitespace-character-count="116"/>
  </office:meta>
</office:document-meta>
</file>